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Quattrocento Sans" svg:font-family="'Quattrocento Sans', Calibri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2.48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1.84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7.60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8.32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6.42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7.627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6.54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4.26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b66c" draw:textarea-horizontal-align="justify" draw:textarea-vertical-align="middle" draw:auto-grow-height="false" fo:min-height="1.45cm" fo:min-width="14.6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/>
      <style:text-properties style:font-name="Calibri1" fo:font-size="12pt" fo:language="ar" fo:country="SA" style:font-name-asian="Quattrocento Sans" style:font-size-asian="12pt" style:language-asian="ar" style:country-asian="SA" style:font-name-complex="Calibri" style:font-size-complex="12pt" style:language-complex="ar" style:country-complex="SA"/>
    </style:style>
    <style:style style:name="P2" style:family="paragraph">
      <loext:graphic-properties draw:fill="none"/>
      <style:paragraph-properties fo:margin-left="0cm" fo:margin-right="0cm" fo:margin-top="0cm" fo:margin-bottom="0cm" fo:line-height="115%" fo:text-align="center" fo:text-indent="0cm" style:text-autospace="none"/>
      <style:text-properties style:font-name="Calibri1" fo:font-size="12pt" fo:language="ar" fo:country="SA" style:font-name-asian="Quattrocento Sans" style:font-size-asian="12pt" style:language-asian="ar" style:country-asian="SA" style:font-name-complex="Calibri" style:font-size-complex="12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Calibri" fo:font-size="11pt" fo:language="ar" fo:country="SA" style:font-name-asian="Calibri" style:font-size-asian="11pt" style:language-asian="ar" style:country-asian="SA" style:font-name-complex="Calibri" style:font-size-complex="11pt" style:language-complex="ar" style:country-complex="SA"/>
    </style:style>
    <style:style style:name="P4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 style:text-autospace="none"/>
      <style:text-properties style:font-name="Calibri" fo:font-size="11pt" fo:language="ar" fo:country="SA" style:font-name-asian="Calibri" style:font-size-asian="11pt" style:language-asian="ar" style:country-asian="SA" style:font-name-complex="Calibri" style:font-size-complex="11pt" style:language-complex="ar" style:country-complex="SA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1" fo:font-size="12pt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1" fo:font-size="12pt" fo:language="ar" fo:country="SA" fo:font-style="italic" fo:text-shadow="none" style:text-underline-style="none" fo:font-weight="normal" style:letter-kerning="true" style:font-name-asian="Quattrocento Sans" style:font-size-asian="12pt" style:language-asian="ar" style:country-asian="SA" style:font-style-asian="italic" style:font-weight-asian="normal" style:font-name-complex="Calibri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1" fo:font-size="12pt" fo:language="ar" fo:country="SA" fo:font-style="normal" fo:text-shadow="none" style:text-underline-style="none" fo:font-weight="normal" style:letter-kerning="true" style:font-name-asian="Quattrocento Sans" style:font-size-asian="12pt" style:language-asian="ar" style:country-asian="SA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018cm" svg:height="1.397cm" svg:x="4.259cm" svg:y="21.447cm">
          <text:p text:style-name="P1"><text:span text:style-name="T1">Mampu merepresentasikan sinyal dan sistem </text:span><text:span text:style-name="T2">Linear Time Invariant</text:span><text:span text:style-name="T3"> (LTI).</text:span></text:p>
          <text:p text:style-name="P1"><text:span text:style-name="T3">[C3, A3, P3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383cm" svg:height="1.397cm" svg:x="4.577cm" svg:y="19.05cm">
          <text:p text:style-name="P1"><text:span text:style-name="T1">Mampu menganalisis sistem LTI waktu kontinyu dalam ranah </text:span><text:span text:style-name="T1">waktu.</text:span></text:p>
          <text:p text:style-name="P1"><text:span text:style-name="T3">[C4, A4, P4]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138cm" svg:height="1.397cm" svg:x="1.699cm" svg:y="16.619cm">
          <text:p text:style-name="P1"><text:span text:style-name="T1">Mampu menganalisis sinyal dan sistem LTI waktu kontinyu berdasarkan Deret Fourier Waktu Kontinyu.</text:span></text:p>
          <text:p text:style-name="P1"><text:span text:style-name="T3">[C4, A4, P4]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86cm" svg:height="1.397cm" svg:x="1.338cm" svg:y="14.187cm">
          <text:p text:style-name="P1"><text:span text:style-name="T3">Mampu menganalisis sinyal dan sistem waktu kontinyu berdasarkan Transformasi Fourier Waktu Kontinyu.</text:span></text:p>
          <text:p text:style-name="P1"><text:span text:style-name="T3">[C4, A4, P4]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955cm" svg:height="1.397cm" svg:x="2.291cm" svg:y="11.756cm">
          <text:p text:style-name="P1"><text:span text:style-name="T3">Mampu menganalisis sinyal &amp; sistem LTI waktu diskrit berdasarkan Deret Fourier Waktu </text:span><text:span text:style-name="T3">Diskrit.</text:span></text:p>
          <text:p text:style-name="P1"><text:span text:style-name="T3">[C4, A4, P4]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8.161cm" svg:height="1.397cm" svg:x="1.688cm" svg:y="9.324cm">
          <text:p text:style-name="P1"><text:span text:style-name="T3">Mampu menganalisis sinyal &amp; sistem LTI waktu diskrit berdasarkan </text:span><text:span text:style-name="T3">Transformasi Fourier Waktu Diskrit.</text:span></text:p>
          <text:p text:style-name="P1"><text:span text:style-name="T3">[C4, A4, P4]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7.082cm" svg:height="1.397cm" svg:x="2.227cm" svg:y="6.892cm">
          <text:p text:style-name="P1"><text:span text:style-name="T3">Mampu menganalisis sinyal &amp; sistem LTI waktu kontinyu berdasarkan Transformasi Laplace (TL).</text:span></text:p>
          <text:p text:style-name="P1"><text:span text:style-name="T3">[C4, A4, P4]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.796cm" svg:height="1.397cm" svg:x="3.37cm" svg:y="4.461cm">
          <text:p text:style-name="P1"><text:span text:style-name="T3">Mampu menganalisis sinyal &amp; sistem LTI waktu diskrit berdasarkan </text:span><text:span text:style-name="T3">Transformasi Z.</text:span></text:p>
          <text:p text:style-name="P1"><text:span text:style-name="T3">[C4, A4, P4]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5.134cm" svg:height="1.734cm" svg:x="3.201cm" svg:y="1.692cm">
          <text:p text:style-name="P3"><text:span text:style-name="T3">Mahasiswa mampu menganalisis permasalahan dari sinyal dan sistem</text:span></text:p>
          <text:p text:style-name="P3"><text:span text:style-name="T3">sehingga diperoleh bentuk penyelesaian permasalahan dalam permasalahan sinyal.</text:span></text:p>
          <text:p text:style-name="P3"><text:span text:style-name="T3">[C4, A4, P4]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0.768cm" svg:y1="21.447cm" svg:x2="10.768cm" svg:y2="20.431cm">
          <text:p/>
        </draw:line>
        <draw:line draw:style-name="gr10" draw:text-style-name="P5" draw:layer="layout" svg:x1="10.768cm" svg:y1="19.034cm" svg:x2="10.768cm" svg:y2="18.018cm">
          <text:p/>
        </draw:line>
        <draw:line draw:style-name="gr10" draw:text-style-name="P5" draw:layer="layout" svg:x1="10.768cm" svg:y1="16.621cm" svg:x2="10.768cm" svg:y2="15.605cm">
          <text:p/>
        </draw:line>
        <draw:line draw:style-name="gr10" draw:text-style-name="P5" draw:layer="layout" svg:x1="10.768cm" svg:y1="14.191cm" svg:x2="10.768cm" svg:y2="13.175cm">
          <text:p/>
        </draw:line>
        <draw:line draw:style-name="gr10" draw:text-style-name="P5" draw:layer="layout" svg:x1="10.768cm" svg:y1="11.736cm" svg:x2="10.768cm" svg:y2="10.72cm">
          <text:p/>
        </draw:line>
        <draw:line draw:style-name="gr10" draw:text-style-name="P5" draw:layer="layout" svg:x1="10.768cm" svg:y1="9.314cm" svg:x2="10.768cm" svg:y2="8.298cm">
          <text:p/>
        </draw:line>
        <draw:line draw:style-name="gr10" draw:text-style-name="P5" draw:layer="layout" svg:x1="10.768cm" svg:y1="6.877cm" svg:x2="10.768cm" svg:y2="5.861cm">
          <text:p/>
        </draw:line>
        <draw:line draw:style-name="gr10" draw:text-style-name="P5" draw:layer="layout" svg:x1="10.768cm" svg:y1="4.459cm" svg:x2="10.768cm" svg:y2="3.4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Quattrocento Sans" svg:font-family="'Quattrocento Sans', Calibri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fta Nur Farid</meta:initial-creator>
    <meta:creation-date>2021-02-09T16:39:46.829716902</meta:creation-date>
    <meta:generator>LibreOffice/6.4.7.2$Linux_X86_64 LibreOffice_project/40$Build-2</meta:generator>
    <dc:date>2021-02-09T18:07:15.977180839</dc:date>
    <dc:creator>Mifta Nur Farid</dc:creator>
    <meta:editing-duration>PT6M16S</meta:editing-duration>
    <meta:editing-cycles>2</meta:editing-cycles>
    <meta:document-statistic meta:object-count="17"/>
  </office:meta>
</office:document-meta>
</file>